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10000029335A0D4CF9BDE51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4.568cm" draw:z-index="0"><draw:image xlink:href="Pictures/10000201000003010000029335A0D4CF9BDE51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52:31.600443657</meta:creation-date>
    <dc:date>2024-05-28T09:53:05.527655701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